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8d113" officeooo:paragraph-rsid="0008d113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b755" officeooo:paragraph-rsid="000fb755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064a8" officeooo:paragraph-rsid="001064a8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07dc8" officeooo:paragraph-rsid="00107dc8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08d113" officeooo:paragraph-rsid="0009f04b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8d113" officeooo:paragraph-rsid="0008d113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064a8" officeooo:paragraph-rsid="001064a8" style:font-weight-asian="bold" style:font-weight-complex="bold"/>
    </style:style>
    <style:style style:name="P8" style:family="paragraph" style:parent-style-name="Standard">
      <style:text-properties style:font-name="Liberation Mono" officeooo:paragraph-rsid="0009f04b"/>
    </style:style>
    <style:style style:name="P9" style:family="paragraph" style:parent-style-name="Standard">
      <style:text-properties style:font-name="Liberation Mono" style:text-underline-style="none" fo:font-weight="normal" officeooo:rsid="000fb755" officeooo:paragraph-rsid="000fb755" style:font-weight-asian="normal" style:font-weight-complex="normal"/>
    </style:style>
    <style:style style:name="P10" style:family="paragraph" style:parent-style-name="Standard">
      <style:text-properties style:font-name="Liberation Mono" style:text-underline-style="none" fo:font-weight="normal" officeooo:rsid="001064a8" officeooo:paragraph-rsid="001064a8" style:font-weight-asian="normal" style:font-weight-complex="normal"/>
    </style:style>
    <style:style style:name="P11" style:family="paragraph" style:parent-style-name="Preformatted_20_Text">
      <style:text-properties style:text-underline-style="none" fo:font-weight="normal" officeooo:rsid="0008d113" officeooo:paragraph-rsid="0009f04b" style:font-weight-asian="normal" style:font-weight-complex="normal"/>
    </style:style>
    <style:style style:name="P12" style:family="paragraph" style:parent-style-name="Preformatted_20_Text">
      <style:text-properties style:text-underline-style="none" fo:font-weight="normal" officeooo:rsid="0009f04b" officeooo:paragraph-rsid="0009f04b" style:font-weight-asian="normal" style:font-weight-complex="normal"/>
    </style:style>
    <style:style style:name="P13" style:family="paragraph" style:parent-style-name="Preformatted_20_Text">
      <style:text-properties style:text-underline-style="none" fo:font-weight="normal" officeooo:rsid="000bc549" officeooo:paragraph-rsid="000bc549" style:font-weight-asian="normal" style:font-weight-complex="normal"/>
    </style:style>
    <style:style style:name="P14" style:family="paragraph" style:parent-style-name="Preformatted_20_Text">
      <style:text-properties style:text-underline-style="none" fo:font-weight="normal" officeooo:rsid="000cdb11" officeooo:paragraph-rsid="000cdb11" style:font-weight-asian="normal" style:font-weight-complex="normal"/>
    </style:style>
    <style:style style:name="P15" style:family="paragraph" style:parent-style-name="Preformatted_20_Text">
      <style:text-properties style:text-underline-style="none" fo:font-weight="bold" officeooo:rsid="0009f04b" officeooo:paragraph-rsid="0009f04b" style:font-weight-asian="bold" style:font-weight-complex="bold"/>
    </style:style>
    <style:style style:name="P16" style:family="paragraph" style:parent-style-name="Preformatted_20_Text">
      <style:text-properties style:text-underline-style="none" fo:font-weight="bold" officeooo:rsid="000bc549" officeooo:paragraph-rsid="000bc549" style:font-weight-asian="bold" style:font-weight-complex="bold"/>
    </style:style>
    <style:style style:name="P17" style:family="paragraph" style:parent-style-name="Preformatted_20_Text">
      <style:text-properties style:text-underline-style="none" fo:font-weight="bold" officeooo:rsid="000cdb11" officeooo:paragraph-rsid="000cdb11" style:font-weight-asian="bold" style:font-weight-complex="bold"/>
    </style:style>
    <style:style style:name="P18" style:family="paragraph" style:parent-style-name="Preformatted_20_Text" style:list-style-name="L1">
      <style:text-properties officeooo:paragraph-rsid="000cdb11"/>
    </style:style>
    <style:style style:name="P19" style:family="paragraph" style:parent-style-name="Preformatted_20_Text" style:list-style-name="L1">
      <style:text-properties officeooo:rsid="000cdb11" officeooo:paragraph-rsid="000cdb11"/>
    </style:style>
    <style:style style:name="P20" style:family="paragraph" style:parent-style-name="Preformatted_20_Text" style:list-style-name="L1">
      <style:text-properties officeooo:rsid="000e1a52" officeooo:paragraph-rsid="000e1a52"/>
    </style:style>
    <style:style style:name="P21" style:family="paragraph" style:parent-style-name="Preformatted_20_Text" style:list-style-name="L1">
      <style:text-properties officeooo:rsid="000fb755" officeooo:paragraph-rsid="000fb755"/>
    </style:style>
    <style:style style:name="P22" style:family="paragraph" style:parent-style-name="Preformatted_20_Text">
      <style:text-properties fo:font-size="12pt" style:text-underline-style="none" fo:font-weight="normal" officeooo:rsid="000fb755" officeooo:paragraph-rsid="000fb755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fo:font-size="12pt" style:font-size-asian="12pt" style:font-size-complex="12pt"/>
    </style:style>
    <style:style style:name="P24" style:family="paragraph" style:parent-style-name="Preformatted_20_Text">
      <style:text-properties officeooo:rsid="001064a8" officeooo:paragraph-rsid="001064a8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9f04b" style:font-size-asian="13pt" style:font-size-complex="13pt"/>
    </style:style>
    <style:style style:name="T3" style:family="text">
      <style:text-properties fo:font-size="13pt" officeooo:rsid="00107dc8" style:font-size-asian="13pt" style:font-size-complex="13pt"/>
    </style:style>
    <style:style style:name="T4" style:family="text">
      <style:text-properties fo:font-size="13pt" officeooo:rsid="0004e9fd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style:text-underline-style="solid" style:text-underline-width="auto" style:text-underline-color="font-color" fo:font-weight="bold" officeooo:rsid="0008d113" style:font-size-asian="13pt" style:font-weight-asian="bold" style:font-size-complex="13pt" style:font-weight-complex="bold"/>
    </style:style>
    <style:style style:name="T7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8" style:family="text">
      <style:text-properties fo:font-size="13pt" style:text-underline-style="none" fo:font-weight="normal" officeooo:rsid="0008d113" style:font-size-asian="13pt" style:font-weight-asian="normal" style:font-size-complex="13pt" style:font-weight-complex="normal"/>
    </style:style>
    <style:style style:name="T9" style:family="text">
      <style:text-properties fo:font-size="13pt" style:text-underline-style="none" fo:font-weight="normal" officeooo:rsid="000cdb11" style:font-size-asian="13pt" style:font-weight-asian="normal" style:font-size-complex="13pt" style:font-weight-complex="normal"/>
    </style:style>
    <style:style style:name="T10" style:family="text">
      <style:text-properties fo:font-size="13pt" style:text-underline-style="none" fo:font-weight="normal" officeooo:rsid="000e1a52" style:font-size-asian="13pt" style:font-weight-asian="normal" style:font-size-complex="13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04e9fd" style:font-size-asian="10.5pt" style:font-size-complex="12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6">SONY <text:s/>TRAINING BY YASIR</text:span></text:p>
      <text:p text:style-name="Standard"><text:span text:style-name="T6"/></text:p>
      <text:p text:style-name="P6"><text:span text:style-name="T1">Saturday session (04-05.2019) :</text:span></text:p>
      <text:p text:style-name="P1"><text:span text:style-name="T1"/></text:p>
      <text:p text:style-name="P6"><text:span text:style-name="T1">Job Description :</text:span></text:p>
      <text:p text:style-name="P1"><text:span text:style-name="T1">Sony team is currently Working on Rootfs . They are preparing customised OS for client and for that purpose <text:s/>packages are need to be build , install and test <text:s/>.</text:span></text:p>
      <text:p text:style-name="P1"><text:span text:style-name="T1"/></text:p>
      <text:p text:style-name="P6"><text:span text:style-name="T1">Packages for linux environment :</text:span></text:p>
      <text:p text:style-name="P1"><text:span text:style-name="T1">Generally they are working on some packages like cryptsetup ,lvm2 ,gstreamer-1.0 etc. They are downloading the source code for that packages and cross compile and install to that packages .</text:span></text:p>
      <text:p text:style-name="P1"><text:span text:style-name="T1"/></text:p>
      <text:p text:style-name="P5"><text:span text:style-name="T1">How to create </text:span><text:span text:style-name="T2">own rootfs :</text:span></text:p>
      <text:p text:style-name="P8"><text:span text:style-name="T8"><text:s/></text:span><text:span text:style-name="T1">$ sudo apt-get install debootstrap qemu-user-static schroot</text:span></text:p>
      <text:p text:style-name="P11"><text:span text:style-name="T1"><text:s/>$ sudo qemu-debootstrap --arch=arm64 xenial arm64-ubuntu</text:span></text:p>
      <text:p text:style-name="P12"><text:span text:style-name="T1"><text:tab/>This will create a small pack of rootfs .</text:span></text:p>
      <text:p text:style-name="P12"><text:span text:style-name="T1"><text:tab/>You can check how many packages are in rootfs by using <text:tab/>following command;</text:span></text:p>
      <text:p text:style-name="P12"><text:span text:style-name="T1">$ dpkg -l | wc -l</text:span></text:p>
      <text:p text:style-name="P12"><text:span text:style-name="T1"/></text:p>
      <text:p text:style-name="P12"><text:span text:style-name="T1">As compare to our ubuntu rootfs packge downloded rootfs package will be very less .</text:span></text:p>
      <text:p text:style-name="P12"><text:span text:style-name="T1"/></text:p>
      <text:p text:style-name="P12"><text:span text:style-name="T1">You can switch from your ubuntu rootfs to your own rootfs by using command : $ sudo chroot .</text:span></text:p>
      <text:p text:style-name="P12"><text:span text:style-name="T1"/></text:p>
      <text:p text:style-name="P15"><text:span text:style-name="T1">What is rootfs :</text:span></text:p>
      <text:p text:style-name="P12"><text:span text:style-name="T1">rootfs is a taking a supporting role between kernel and user space appliaction .</text:span></text:p>
      <text:p text:style-name="P12"><text:span text:style-name="T1"/></text:p>
      <text:p text:style-name="P16"><text:span text:style-name="T1">Booting board :</text:span></text:p>
      <text:p text:style-name="P13"><text:span text:style-name="T1">we are required to follow following 3 steps to boot board ;</text:span></text:p>
      <text:p text:style-name="P14"><text:span text:style-name="T1">1. Kernel build with cross compile</text:span></text:p>
      <text:p text:style-name="P14"><text:span text:style-name="T1">2. Enable/disable kernel config</text:span></text:p>
      <text:p text:style-name="P14"><text:span text:style-name="T1">3. Rootfs building</text:span></text:p>
      <text:p text:style-name="P14"><text:span text:style-name="T1"/></text:p>
      <text:p text:style-name="P14"><text:span text:style-name="T5">How to boot board</text:span><text:span text:style-name="T1"> : </text:span></text:p>
      <text:p text:style-name="P14"><text:span text:style-name="T1">we can boot board in 4 ways;</text:span></text:p>
      <text:p text:style-name="P14"><text:span text:style-name="T1">1. mmc</text:span></text:p>
      <text:p text:style-name="P14"><text:span text:style-name="T1">2. sdcard</text:span></text:p>
      <text:p text:style-name="P14"><text:span text:style-name="T1">3. tftp</text:span></text:p>
      <text:p text:style-name="P14"><text:span text:style-name="T1">4. nfs</text:span></text:p>
      <text:p text:style-name="P14"><text:span text:style-name="T1">what is the diffrence between mmc ,sdcard ,tftp and nfs and what is the advantages of that .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7"><text:soft-page-break/><text:span text:style-name="T1"/></text:p>
      <text:p text:style-name="P17"><text:span text:style-name="T1">Sunday session (05-05-2019):</text:span></text:p>
      <text:p text:style-name="P14"><text:span text:style-name="T1"/></text:p>
      <text:p text:style-name="P14"><text:span text:style-name="T1">Practicall session :</text:span></text:p>
      <text:p text:style-name="P14"><text:span text:style-name="T1"/></text:p>
      <text:list xml:id="list2469928966485193888" text:style-name="L1">
        <text:list-item>
          <text:p text:style-name="P18"><text:span text:style-name="T9">How to use beaglbone and minicome.</text:span></text:p>
        </text:list-item>
        <text:list-item>
          <text:p text:style-name="P19"><text:span text:style-name="T7">Mmc booting </text:span><text:span text:style-name="T10">in BBB</text:span></text:p>
        </text:list-item>
        <text:list-item>
          <text:p text:style-name="P20"><text:span text:style-name="T7">mount command is used to check where it is booting from.</text:span></text:p>
        </text:list-item>
        <text:list-item>
          <text:p text:style-name="P20"><text:span text:style-name="T7">How to configure and install tftp </text:span></text:p>
        </text:list-item>
        <text:list-item>
          <text:p text:style-name="P21"><text:span text:style-name="T7">How to configure and install nfs</text:span></text:p>
          <text:p text:style-name="P21"><text:span text:style-name="T7"/></text:p>
        </text:list-item>
      </text:list>
      <text:p text:style-name="P2"><text:span text:style-name="T1">for tftp and nfs following <text:s/>variables are need to set ;</text:span></text:p>
      <text:p text:style-name="P10"><text:span text:style-name="T1">tftp:</text:span></text:p>
      <text:p text:style-name="P9"><text:span text:style-name="T1">setenv serverip &lt;host_ip_addr&gt;</text:span></text:p>
      <text:p text:style-name="P9"><text:span text:style-name="T1">setenv ipaddr &lt;board_ip_arrd&gt; :- this should be one free ip address which is configuerd for board</text:span></text:p>
      <text:p text:style-name="P22">tftpboot 0x80F80000 am335x-boneblack.dtb</text:p>
      <text:p text:style-name="P23">tftpboot 0x80007FC0 uImage-BBB</text:p>
      <text:p text:style-name="Preformatted_20_Text"><text:span text:style-name="T11">setenv bootargs console=ttyO0,115200n8 root=/dev/mmcblk0p2 ro rootfstype=ext4 rootwait</text:span></text:p>
      <text:p text:style-name="P24"><text:span text:style-name="T11">boot</text:span></text:p>
      <text:p text:style-name="P24"><text:span text:style-name="T11"/></text:p>
      <text:p text:style-name="P24"><text:span text:style-name="T11">like that nfs booting is also done by yasir .</text:span></text:p>
      <text:p text:style-name="Preformatted_20_Text"><text:span text:style-name="T11"/></text:p>
      <text:p text:style-name="P2"><text:span text:style-name="T1"/></text:p>
      <text:p text:style-name="P7"><text:span text:style-name="T1">Build packages :</text:span></text:p>
      <text:p text:style-name="P3"><text:span text:style-name="T1">Downloaded gstreamer and depending packages as well as practically gave demo of how to build and install and enabling config .</text:span></text:p>
      <text:p text:style-name="P3"><text:span text:style-name="T1">Ex:</text:span></text:p>
      <text:p text:style-name="P3"><text:span text:style-name="T1">Download gstreamer source code .</text:span></text:p>
      <text:p text:style-name="P3"><text:span text:style-name="T1">./configure (if you want to enable something then enable it <text:s/>by checking configure –help )</text:span></text:p>
      <text:p text:style-name="P3"><text:span text:style-name="T1">make</text:span></text:p>
      <text:p text:style-name="P3"><text:span text:style-name="T1">make check (to test packages are pass or failed)</text:span></text:p>
      <text:p text:style-name="P3"><text:span text:style-name="T1"/></text:p>
      <text:p text:style-name="P7"><text:span text:style-name="T1">Build Kernel :(cross compilation)</text:span></text:p>
      <text:p text:style-name="P7"><text:span text:style-name="T1"/></text:p>
      <text:p text:style-name="P3"><text:span text:style-name="T1">follow the steps;</text:span></text:p>
      <text:p text:style-name="P3"><text:span text:style-name="T1">1. Download the latest kernel source code</text:span></text:p>
      <text:p text:style-name="P3"><text:span text:style-name="T1">2. install the tool chains : apt-get install </text:span><text:span text:style-name="T3">arm-linux-gnueabi-</text:span></text:p>
      <text:p text:style-name="P4"><text:span text:style-name="T1">3. ARCH=arm</text:span></text:p>
      <text:p text:style-name="P4"><text:span text:style-name="T1">4. CROSS_COMPILE=arm-linux-gnueabihf-</text:span></text:p>
      <text:p text:style-name="P4"><text:span text:style-name="T1">5. make </text:span><text:span text:style-name="T4">omap2plus_defconfig </text:span><text:span text:style-name="T1">(it is defined in arch/arm/configs/)</text:span></text:p>
      <text:p text:style-name="P4"><text:span text:style-name="T1">6. make zImage dtbs</text:span></text:p>
      <text:p text:style-name="P3"><text:span text:style-name="T1"/></text:p>
      <text:p text:style-name="P4"><text:span text:style-name="T1">By “make menuconfig “ enabled/disabled some configuration and what is the effcet by disable config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6:57:39.329704175</meta:creation-date>
    <dc:date>2019-05-06T18:49:32.239733870</dc:date>
    <meta:editing-duration>PT10M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452" meta:character-count="2652" meta:non-whitespace-character-count="2252"/>
  </office:meta>
</office:document-meta>
</file>